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nner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chine01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0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1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1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2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2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3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3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4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4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4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1_4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4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1_4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1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1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2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2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2_3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2_3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0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1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1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2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2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3_3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3_3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1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1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2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2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4_3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4_3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0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5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5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6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6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7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7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8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8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0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1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1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2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2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09_3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09_3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6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19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1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0_2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0_2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0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2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4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4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6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1_1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1_1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5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5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7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2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2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3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6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7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7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7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8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8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9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1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2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2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3_1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3_1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0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0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0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1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1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3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3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4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5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5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7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9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0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0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10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1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4_1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4_10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0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0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1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1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2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2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3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3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3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3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3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3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5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5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7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8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8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5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5_09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0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0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0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0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0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1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1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1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1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1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2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2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2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2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2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2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2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2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2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2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3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3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3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3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3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4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4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4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4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5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2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7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5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5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6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1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6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6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6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69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3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7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76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7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8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8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8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8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84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85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8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8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88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8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90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91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2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3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4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5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6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097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8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099.wa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16_100.wa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16_101.wav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4:16:35.10989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6T14:16:51.828857091</dc:date>
    <meta:editing-duration>PT4M30S</meta:editing-duration>
    <meta:editing-cycles>2</meta:editing-cycles>
    <meta:generator>LibreOffice/6.0.7.3$Linux_X86_64 LibreOffice_project/00m0$Build-3</meta:generator>
    <meta:document-statistic meta:table-count="1" meta:cell-count="9876" meta:object-count="0"/>
  </office:meta>
</office:document-meta>
</file>